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Bean.getMessag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Bean.setMessage( String messag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LocalBean.setGlobalBean( GlobalBean globalBea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